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fo:font-size="14pt" fo:font-weight="bold" officeooo:rsid="0012e7a7" officeooo:paragraph-rsid="0012e7a7" style:font-size-asian="12.25pt" style:font-weight-asian="bold" style:font-size-complex="14pt" style:font-weight-complex="bold"/>
    </style:style>
    <style:style style:name="P2" style:family="paragraph" style:parent-style-name="Preformatted_20_Text">
      <style:paragraph-properties fo:text-align="start" style:justify-single-word="false"/>
      <style:text-properties style:font-name="Arial" fo:font-size="10pt" fo:font-weight="normal" officeooo:rsid="0013086c" officeooo:paragraph-rsid="0013086c" style:font-size-asian="8.75pt" style:font-weight-asian="normal" style:font-size-complex="10pt" style:font-weight-complex="normal"/>
    </style:style>
    <style:style style:name="P3" style:family="paragraph" style:parent-style-name="Preformatted_20_Text">
      <style:paragraph-properties fo:text-align="start" style:justify-single-word="false"/>
      <style:text-properties style:font-name="Arial" fo:font-size="10pt" fo:font-weight="normal" officeooo:rsid="0013086c" officeooo:paragraph-rsid="0013086c" style:font-size-asian="10pt" style:font-weight-asian="normal" style:font-size-complex="10pt" style:font-weight-complex="normal"/>
    </style:style>
    <style:style style:name="P4" style:family="paragraph" style:parent-style-name="Preformatted_20_Text">
      <style:paragraph-properties fo:text-align="start" style:justify-single-word="false"/>
      <style:text-properties style:font-name="Arial" fo:font-size="10pt" fo:font-weight="normal" officeooo:rsid="0013086c" officeooo:paragraph-rsid="00175168" style:font-size-asian="10pt" style:font-weight-asian="normal" style:font-size-complex="10pt" style:font-weight-complex="normal"/>
    </style:style>
    <style:style style:name="P5" style:family="paragraph" style:parent-style-name="Preformatted_20_Text">
      <style:paragraph-properties fo:text-align="start" style:justify-single-word="false"/>
      <style:text-properties style:font-name="Arial" fo:font-size="10pt" fo:font-weight="normal" officeooo:rsid="0014f8c6" officeooo:paragraph-rsid="0014f8c6" style:font-size-asian="10pt" style:font-weight-asian="normal" style:font-size-complex="10pt" style:font-weight-complex="normal"/>
    </style:style>
    <style:style style:name="P6" style:family="paragraph" style:parent-style-name="Preformatted_20_Text">
      <style:paragraph-properties fo:text-align="start" style:justify-single-word="false"/>
      <style:text-properties style:font-name="Arial" fo:font-size="10pt" fo:font-weight="normal" officeooo:rsid="0014f8c6" officeooo:paragraph-rsid="00175168" style:font-size-asian="10pt" style:font-weight-asian="normal" style:font-size-complex="10pt" style:font-weight-complex="normal"/>
    </style:style>
    <style:style style:name="P7" style:family="paragraph" style:parent-style-name="Preformatted_20_Text">
      <style:paragraph-properties fo:text-align="start" style:justify-single-word="false"/>
      <style:text-properties style:font-name="Arial" fo:font-size="8pt" fo:font-weight="normal" officeooo:rsid="0013086c" officeooo:paragraph-rsid="0013086c" style:font-size-asian="7pt" style:font-weight-asian="normal" style:font-size-complex="8pt" style:font-weight-complex="normal"/>
    </style:style>
    <style:style style:name="P8" style:family="paragraph" style:parent-style-name="Preformatted_20_Text">
      <style:paragraph-properties fo:margin-left="0.4925in" fo:margin-right="0in" fo:text-align="start" style:justify-single-word="false" fo:text-indent="0in" style:auto-text-indent="false"/>
      <style:text-properties style:font-name="Arial" fo:font-size="8pt" fo:font-weight="normal" officeooo:rsid="001574ff" officeooo:paragraph-rsid="001574ff" style:font-size-asian="8pt" style:font-weight-asian="normal" style:font-size-complex="8pt" style:font-weight-complex="normal"/>
    </style:style>
    <style:style style:name="P9" style:family="paragraph" style:parent-style-name="Preformatted_20_Text">
      <style:paragraph-properties fo:margin-left="0.4925in" fo:margin-right="0in" fo:text-align="start" style:justify-single-word="false" fo:text-indent="0in" style:auto-text-indent="false"/>
      <style:text-properties style:font-name="Arial" fo:font-size="8pt" fo:font-weight="normal" officeooo:rsid="0014f8c6" officeooo:paragraph-rsid="0014f8c6" style:font-size-asian="8pt" style:font-weight-asian="normal" style:font-size-complex="8pt" style:font-weight-complex="normal"/>
    </style:style>
    <style:style style:name="P10" style:family="paragraph" style:parent-style-name="Preformatted_20_Text">
      <style:paragraph-properties fo:margin-left="0.4925in" fo:margin-right="0in" fo:text-align="start" style:justify-single-word="false" fo:text-indent="0in" style:auto-text-indent="false"/>
      <style:text-properties style:font-name="Arial" fo:font-size="8pt" fo:font-weight="normal" officeooo:rsid="0013086c" officeooo:paragraph-rsid="0013086c" style:font-size-asian="7pt" style:font-weight-asian="normal" style:font-size-complex="8pt" style:font-weight-complex="normal"/>
    </style:style>
    <style:style style:name="P11" style:family="paragraph" style:parent-style-name="Preformatted_20_Text" style:list-style-name="L1">
      <style:paragraph-properties fo:text-align="start" style:justify-single-word="false"/>
      <style:text-properties style:font-name="Arial" fo:font-size="10pt" fo:font-weight="normal" officeooo:rsid="0012e7a7" officeooo:paragraph-rsid="0012e7a7" style:font-size-asian="10pt" style:font-weight-asian="normal" style:font-size-complex="10pt" style:font-weight-complex="normal"/>
    </style:style>
    <style:style style:name="P12" style:family="paragraph" style:parent-style-name="Preformatted_20_Text" style:list-style-name="L1">
      <style:paragraph-properties fo:text-align="start" style:justify-single-word="false"/>
      <style:text-properties style:font-name="Arial" fo:font-size="10pt" fo:font-weight="normal" officeooo:rsid="0013086c" officeooo:paragraph-rsid="0013086c" style:font-size-asian="10pt" style:font-weight-asian="normal" style:font-size-complex="10pt" style:font-weight-complex="normal"/>
    </style:style>
    <style:style style:name="P13" style:family="paragraph" style:parent-style-name="Preformatted_20_Text" style:list-style-name="L2">
      <style:paragraph-properties fo:text-align="start" style:justify-single-word="false"/>
      <style:text-properties style:font-name="Arial" fo:font-size="10pt" fo:font-weight="normal" officeooo:rsid="0014f8c6" officeooo:paragraph-rsid="0014f8c6" style:font-size-asian="10pt" style:font-weight-asian="normal" style:font-size-complex="10pt" style:font-weight-complex="normal"/>
    </style:style>
    <style:style style:name="P14" style:family="paragraph" style:parent-style-name="Preformatted_20_Text">
      <style:paragraph-properties fo:text-align="start" style:justify-single-word="false"/>
      <style:text-properties style:font-name="Arial" fo:font-size="10pt" fo:font-weight="normal" officeooo:rsid="0014f8c6" officeooo:paragraph-rsid="0014f8c6" style:font-size-asian="10pt" style:font-weight-asian="normal" style:font-size-complex="10pt" style:font-weight-complex="normal"/>
    </style:style>
    <style:style style:name="P15" style:family="paragraph" style:parent-style-name="Preformatted_20_Text" style:list-style-name="L3">
      <style:paragraph-properties fo:text-align="start" style:justify-single-word="false"/>
      <style:text-properties style:font-name="Arial" fo:font-size="10pt" fo:font-weight="normal" officeooo:rsid="00176f2e" officeooo:paragraph-rsid="00176f2e" style:font-size-asian="10pt" style:font-weight-asian="normal" style:font-size-complex="10pt" style:font-weight-complex="normal"/>
    </style:style>
    <style:style style:name="P16" style:family="paragraph" style:parent-style-name="Preformatted_20_Text" style:list-style-name="L3">
      <style:paragraph-properties fo:text-align="start" style:justify-single-word="false"/>
      <style:text-properties style:font-name="Arial" fo:font-size="10pt" fo:font-weight="normal" officeooo:rsid="001913ea" officeooo:paragraph-rsid="001913ea" style:font-size-asian="10pt" style:font-weight-asian="normal" style:font-size-complex="10pt" style:font-weight-complex="normal"/>
    </style:style>
    <style:style style:name="P17" style:family="paragraph" style:parent-style-name="Preformatted_20_Text">
      <style:paragraph-properties fo:text-align="start" style:justify-single-word="false"/>
      <style:text-properties style:text-line-through-style="solid" style:text-line-through-type="single" style:font-name="Arial" fo:font-size="6pt" fo:font-weight="normal" officeooo:rsid="0014f8c6" officeooo:paragraph-rsid="0014f8c6" style:font-size-asian="6pt" style:font-weight-asian="normal" style:font-size-complex="6pt" style:font-weight-complex="normal"/>
    </style:style>
    <style:style style:name="P18" style:family="paragraph" style:parent-style-name="Text_20_body" style:list-style-name="L2">
      <style:paragraph-properties fo:text-align="start" style:justify-single-word="false"/>
      <style:text-properties fo:font-variant="normal" fo:text-transform="none" fo:color="#252525" style:text-line-through-style="solid" style:text-line-through-type="single" style:font-name="Arial" fo:font-size="10pt" fo:letter-spacing="normal" fo:font-style="normal" fo:font-weight="normal" officeooo:rsid="0014f8c6" officeooo:paragraph-rsid="0014f8c6" style:font-size-asian="10pt" style:font-weight-asian="normal" style:font-size-complex="10pt" style:font-weight-complex="normal"/>
    </style:style>
    <style:style style:name="T1" style:family="text">
      <style:text-properties officeooo:rsid="0013086c"/>
    </style:style>
    <style:style style:name="T2" style:family="text">
      <style:text-properties fo:font-weight="bold"/>
    </style:style>
    <style:style style:name="T3" style:family="text">
      <style:text-properties fo:font-size="6pt" style:font-size-asian="6pt" style:font-size-complex="6pt"/>
    </style:style>
    <style:style style:name="T4" style:family="text">
      <style:text-properties officeooo:rsid="001574ff"/>
    </style:style>
    <style:style style:name="T5" style:family="text">
      <style:text-properties officeooo:rsid="00175168"/>
    </style:style>
    <style:style style:name="T6" style:family="text">
      <style:text-properties officeooo:rsid="00198302"/>
    </style:style>
    <style:style style:name="T7" style:family="text">
      <style:text-properties style:text-line-through-style="solid" style:text-line-through-type="single"/>
    </style:style>
    <style:style style:name="T8" style:family="text">
      <style:text-properties style:text-line-through-style="solid" style:text-line-through-type="single" fo:font-size="6pt" style:font-size-asian="6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dure for merging font files on GitHub</text:p>
      <text:p text:style-name="P2"/>
      <text:p text:style-name="P10">Note: <text:s/>This procedure is based on using the GitHub desktop App.</text:p>
      <text:p text:style-name="P7"/>
      <text:p text:style-name="P4"/>
      <text:p text:style-name="P6">Merging <text:s/><text:span text:style-name="T5">Fontforge files</text:span></text:p>
      <text:list xml:id="list380148200" text:style-name="L1">
        <text:list-item>
          <text:p text:style-name="P11">Make sure your local repository is up to date <text:span text:style-name="T1">and at active branch.</text:span></text:p>
        </text:list-item>
        <text:list-item>
          <text:p text:style-name="P11">Execute fontforge on the sfd file in the local repository.</text:p>
        </text:list-item>
        <text:list-item>
          <text:p text:style-name="P11">From fontforge File→Open. <text:s text:c="2"/>Open the file you made changes to.</text:p>
        </text:list-item>
        <text:list-item>
          <text:p text:style-name="P11">Under Element→Compare Fonts. <text:s/>Review changes.</text:p>
        </text:list-item>
        <text:list-item>
          <text:p text:style-name="P11">If changes are acceptable <text:s/>Element→Merge Fonts.</text:p>
        </text:list-item>
        <text:list-item>
          <text:p text:style-name="P11">Review fonts.</text:p>
        </text:list-item>
        <text:list-item>
          <text:p text:style-name="P11">Save the repository file.</text:p>
        </text:list-item>
        <text:list-item>
          <text:p text:style-name="P12">Commit the file. <text:s/>Be sure to give a Summary and if necessary a description.</text:p>
        </text:list-item>
        <text:list-item>
          <text:p text:style-name="P12">Push to origin.</text:p>
        </text:list-item>
      </text:list>
      <text:p text:style-name="P3"/>
      <text:p text:style-name="P5">Merging <text:s/>Spreadsheets using Libreoffice</text:p>
      <text:p text:style-name="P5"/>
      <text:p text:style-name="P5"><text:s text:c="2"/><text:span text:style-name="T6">Note an easier way to compare is to save both spreadsheets as a csv file then use notepad++ to compare the 2 files. <text:s/>See Merging KMM files below.</text:span></text:p>
      <text:p text:style-name="P5"/>
      <text:p text:style-name="P5"><text:s text:c="2"/><text:span text:style-name="T7"><text:tab/></text:span><text:span text:style-name="T8"> </text:span><text:a xlink:type="simple" xlink:href="https://help.libreoffice.org/Common/Comparing_Versions_of_a_Document" text:style-name="Internet_20_link" text:visited-style-name="Visited_20_Internet_20_Link"><text:span text:style-name="T8">https://help.libreoffice.org/Common/Comparing_Versions_of_a_Document</text:span></text:a></text:p>
      <text:p text:style-name="P17"/>
      <text:list xml:id="list221526245" text:style-name="L2">
        <text:list-item>
          <text:p text:style-name="P18">Open the reviewer's document and then choose <text:span text:style-name="T2">Edit - Compare Document</text:span>.<text:line-break/>You should always start with opening the newer document and compare it with the older document.</text:p>
        </text:list-item>
        <text:list-item>
          <text:p text:style-name="P18">A file selection dialog appears. Select your older original document and confirm the dialog.<text:line-break/>LibreOffice combines both documents into the reviewer's document. All text passages that occur in the reviewer's document but not in the original are identified as having been inserted, and all text passages that got deleted by the reviewer are identified as deletions.</text:p>
        </text:list-item>
        <text:list-item>
          <text:p text:style-name="P18">You can now accept or reject the insertions and deletions. At the end you may save the reviewer's document as a new original with a new name.</text:p>
          <text:p text:style-name="P13"/>
        </text:list-item>
      </text:list>
      <text:p text:style-name="P5">Merging KMM or text files</text:p>
      <text:p text:style-name="P8">Note: Since I don’t see an option in keyman to merge files, I am using this procedure.</text:p>
      <text:p text:style-name="P9">Note: This procedure is with <text:span text:style-name="T4">notepad++. <text:s/>Any text editor should work.</text:span></text:p>
      <text:p text:style-name="P9"><text:a xlink:type="simple" xlink:href="http://www.technicaloverload.com/compare-two-files-using-notepad/" text:style-name="Internet_20_link" text:visited-style-name="Visited_20_Internet_20_Link">http://www.technicaloverload.com/compare-two-files-using-notepad/</text:a></text:p>
      <text:p text:style-name="P9"/>
      <text:list xml:id="list2440279780" text:style-name="L3">
        <text:list-item>
          <text:p text:style-name="P15">Open both files in Notepad++</text:p>
        </text:list-item>
        <text:list-item>
          <text:p text:style-name="P15">Plugins→Compare</text:p>
        </text:list-item>
        <text:list-item>
          <text:p text:style-name="P16">The files will be shown side by side with differences marked.</text:p>
        </text:list-item>
        <text:list-item>
          <text:p text:style-name="P16">In the keyboard manager either copy paste differences or typ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07:40:33.833000000</dc:date>
    <meta:editing-duration>PT35M16S</meta:editing-duration>
    <meta:editing-cycles>7</meta:editing-cycles>
    <meta:generator>LibreOffice/6.1.3.2$Windows_X86_64 LibreOffice_project/86daf60bf00efa86ad547e59e09d6bb77c699acb</meta:generator>
    <meta:document-statistic meta:table-count="0" meta:image-count="0" meta:object-count="0" meta:page-count="1" meta:paragraph-count="27" meta:word-count="309" meta:character-count="1890" meta:non-whitespace-character-count="1608"/>
  </office:meta>
</office:document-meta>
</file>